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0991" officeooo:paragraph-rsid="00110991"/>
    </style:style>
    <style:style style:name="P2" style:family="paragraph" style:parent-style-name="Standard">
      <style:text-properties officeooo:rsid="00110991" officeooo:paragraph-rsid="00131b01"/>
    </style:style>
    <style:style style:name="P3" style:family="paragraph" style:parent-style-name="Standard">
      <style:text-properties officeooo:rsid="00110991" officeooo:paragraph-rsid="0014462a"/>
    </style:style>
    <style:style style:name="P4" style:family="paragraph" style:parent-style-name="Standard">
      <style:text-properties officeooo:rsid="00131b01" officeooo:paragraph-rsid="00131b01"/>
    </style:style>
    <style:style style:name="P5" style:family="paragraph" style:parent-style-name="Standard">
      <style:text-properties officeooo:rsid="00146104" officeooo:paragraph-rsid="00146104"/>
    </style:style>
    <style:style style:name="P6" style:family="paragraph" style:parent-style-name="Standard">
      <style:text-properties officeooo:rsid="00163419" officeooo:paragraph-rsid="0016e6a1"/>
    </style:style>
    <style:style style:name="P7" style:family="paragraph" style:parent-style-name="Standard">
      <style:text-properties officeooo:rsid="0017fbe3" officeooo:paragraph-rsid="0016e6a1"/>
    </style:style>
    <style:style style:name="P8" style:family="paragraph" style:parent-style-name="Standard">
      <style:text-properties officeooo:rsid="0017fbe3" officeooo:paragraph-rsid="0017fbe3"/>
    </style:style>
    <style:style style:name="P9" style:family="paragraph" style:parent-style-name="Standard">
      <style:text-properties officeooo:rsid="001a023f" officeooo:paragraph-rsid="001a023f"/>
    </style:style>
    <style:style style:name="P10" style:family="paragraph" style:parent-style-name="Standard">
      <style:text-properties officeooo:rsid="001aa23d" officeooo:paragraph-rsid="001aa23d"/>
    </style:style>
    <style:style style:name="P11" style:family="paragraph" style:parent-style-name="Standard">
      <style:text-properties officeooo:rsid="001ad89f" officeooo:paragraph-rsid="001ad89f"/>
    </style:style>
    <style:style style:name="P12" style:family="paragraph" style:parent-style-name="Standard">
      <style:text-properties officeooo:rsid="001ad89f" officeooo:paragraph-rsid="001babfa"/>
    </style:style>
    <style:style style:name="P13" style:family="paragraph" style:parent-style-name="Standard">
      <style:text-properties officeooo:rsid="001ae501" officeooo:paragraph-rsid="001ae501"/>
    </style:style>
    <style:style style:name="P14" style:family="paragraph" style:parent-style-name="Standard" style:list-style-name="L1">
      <style:text-properties officeooo:rsid="001ae501" officeooo:paragraph-rsid="001ae501"/>
    </style:style>
    <style:style style:name="P15" style:family="paragraph" style:parent-style-name="Standard" style:list-style-name="L1">
      <style:text-properties officeooo:rsid="001babfa" officeooo:paragraph-rsid="001babfa"/>
    </style:style>
    <style:style style:name="P16" style:family="paragraph" style:parent-style-name="Standard">
      <style:text-properties officeooo:rsid="001babfa" officeooo:paragraph-rsid="001babfa"/>
    </style:style>
    <style:style style:name="T1" style:family="text">
      <style:text-properties officeooo:rsid="0012369c"/>
    </style:style>
    <style:style style:name="T2" style:family="text">
      <style:text-properties officeooo:rsid="00131b01"/>
    </style:style>
    <style:style style:name="T3" style:family="text">
      <style:text-properties officeooo:rsid="0014462a"/>
    </style:style>
    <style:style style:name="T4" style:family="text">
      <style:text-properties officeooo:rsid="00146104"/>
    </style:style>
    <style:style style:name="T5" style:family="text">
      <style:text-properties officeooo:rsid="00163419"/>
    </style:style>
    <style:style style:name="T6" style:family="text">
      <style:text-properties officeooo:rsid="0016e6a1"/>
    </style:style>
    <style:style style:name="T7" style:family="text">
      <style:text-properties officeooo:rsid="0017fbe3"/>
    </style:style>
    <style:style style:name="T8" style:family="text">
      <style:text-properties officeooo:rsid="00196cb1"/>
    </style:style>
    <style:style style:name="T9" style:family="text">
      <style:text-properties officeooo:rsid="001a023f"/>
    </style:style>
    <style:style style:name="T10" style:family="text">
      <style:text-properties officeooo:rsid="001ad89f"/>
    </style:style>
    <style:style style:name="T11" style:family="text">
      <style:text-properties officeooo:rsid="001ae501"/>
    </style:style>
    <style:style style:name="T12" style:family="text">
      <style:text-properties officeooo:rsid="001babf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troduction</text:p>
      <text:p text:style-name="P2"/>
      <text:p text:style-name="P4"/>
      <text:p text:style-name="P3"><text:span text:style-name="T1">Food Delight, where every dish is a delightful journey. </text:span></text:p>
      <text:p text:style-name="P3"/>
      <text:p text:style-name="P3"><text:tab/><text:span text:style-name="T3">As a developer, creating website for a restaurant was a great experience. This project helped me learn many things that goes in developing a website. It was a great learning experience and a perfect place to use my theoretical knowledge into practice. I have used pure HTML and CSS in this project for designing this website. </text:span><text:span text:style-name="T4">I gained knowledge about how to design a website, how to implement that in code and also how to make it responsive while building this project.</text:span></text:p>
      <text:p text:style-name="P3"/>
      <text:p text:style-name="P3"/>
      <text:p text:style-name="P5"><text:span text:style-name="T12">2. </text:span>Development Process: </text:p>
      <text:p text:style-name="P5"/>
      <text:p text:style-name="P5">The project started with me brainstorming the design of the website. I wanted to make a simple yet appealing website that drives customers. <text:span text:style-name="T5">At first, I designed some prototype for the logo of the restaurant using Logo Maker. Once I decided on my logo, I started building some prototypes for my website in Canva. In this phase, I jumped between many prototype before selecting one design for the website.</text:span></text:p>
      <text:p text:style-name="P5"><text:tab/></text:p>
      <text:p text:style-name="P6">After I finalized the design for my website, I opened my VS Code and <text:span text:style-name="T6">started </text:span>writing some HTML <text:span text:style-name="T6">lines</text:span>. I started with HTML, as they are backbone structure for the website. <text:span text:style-name="T7">I used proper tags and gave class name or id to element properly to make it easier to design later.</text:span> <text:span text:style-name="T6">I created 6 pages for my website: Landing page, about page, menu, gallery, reservation and contact. I used images </text:span><text:span text:style-name="T11">from unsplash and</text:span><text:span text:style-name="T6"> freepik in my website. I also used remove.bg site to remove background from those images. </text:span><text:span text:style-name="T8">It was very difficult to find a perfect image that you are looking for. I also used google fonts for my navigation bar icons and font awesome to get some brand icons like Facebook, X and Instagram. <text:s/></text:span></text:p>
      <text:p text:style-name="P7"/>
      <text:p text:style-name="P8">Once I completed my HTML part of the website, I started CSS to style it and match the design I planned earlier. <text:span text:style-name="T8">Firstly, I selected my color pallette and wrote it in :root as variable to use for my whole website. After selecting color, I imported some fonts like</text:span> ‘<text:span text:style-name="T8">Roboto’, ‘Baskerville’ and ‘Belanosima’ from google fonts. I started styling using class name and ids from HTML elements and designing it according to my prototype. </text:span>This part was very difficult. It took most of my time in this project. I learned many styling attributes and designed it accordingly. I used mdn and w3school for reference to style it perfectly. <text:span text:style-name="T9">I studied about flex box to implement in my website to style it more properly. Making the website responsive was one of the most difficult task. I tried my best the website usable for almost all screen size so that the customers wont have a bad user experience. </text:span></text:p>
      <text:p text:style-name="P8"/>
      <text:p text:style-name="P9">When building a website, it is very important to keep in mind about user experience. The website, we create must be responsive so that the user can use any device of any screen size. It is very important to style the website accordingly. Using media query for each pages and going back and forth was very difficult. I used view port resizer to stimulate different screen size in my pc and styled it.</text:p>
      <text:p text:style-name="P9"/>
      <text:p text:style-name="P10">There are many places in this project where I can improve to make it a better website for user. I could have used more animation while scrolling, changing pages, hovering icons and buttons, and etc. I could have also used 3d images to make it stand out. <text:span text:style-name="T10">I could have used more media query to make it fully responsive. <text:s/>There are many places I could have improved in this project. I learned many new things from this project and will implement those next time while building new website. It was a great learning experience for me.</text:span></text:p>
      <text:p text:style-name="P10"><text:soft-page-break/></text:p>
      <text:p text:style-name="P11"><text:span text:style-name="T12">3. </text:span>Hosting: </text:p>
      <text:p text:style-name="P11"/>
      <text:p text:style-name="P12">Finally once the project was completed, I hosted it using Netlify so that it will be able to run in any devices, not just local server. I have pushed the project to GitHub so if I make any chance in project, it will detect it and host it automatically. Once it was successfully deployed, I changed its default name to custom name as well for the domain. </text:p>
      <text:p text:style-name="P12">Anyone can now access this project from the link: <text:span text:style-name="T2">aayush-ifaproject.netlify.app </text:span></text:p>
      <text:p text:style-name="P10"/>
      <text:p text:style-name="P11"><text:span text:style-name="T12">4. </text:span>Testing: </text:p>
      <text:p text:style-name="P11"/>
      <text:p text:style-name="P11">I used view port resizer, chrome extension, <text:s/>in my browser to resize between different screen size to check for responsive design and fix minor bugs. I checked between mobile devices, laptops and large desktops. <text:span text:style-name="T11">As I have already deployed it as well, I used my phone to check if it was running properly or not. </text:span></text:p>
      <text:p text:style-name="P11"/>
      <text:p text:style-name="P13"><text:span text:style-name="T12">5. </text:span>Tools Used: </text:p>
      <text:p text:style-name="P13"><text:tab/></text:p>
      <text:list xml:id="list4230910182" text:style-name="L1">
        <text:list-item>
          <text:p text:style-name="P14">For designing: </text:p>
          <text:list>
            <text:list-item>
              <text:p text:style-name="P14">Canva (canva.com)</text:p>
            </text:list-item>
            <text:list-item>
              <text:p text:style-name="P14">Logo Maker (app.logo.com)</text:p>
            </text:list-item>
          </text:list>
        </text:list-item>
      </text:list>
      <text:p text:style-name="P13"/>
      <text:list xml:id="list192442329783382" text:continue-numbering="true" text:style-name="L1">
        <text:list-item>
          <text:p text:style-name="P14">Images: </text:p>
          <text:list>
            <text:list-item>
              <text:p text:style-name="P14">Unsplash Images (unsplash.com)</text:p>
            </text:list-item>
            <text:list-item>
              <text:p text:style-name="P14">Freepik (freepik.com)</text:p>
            </text:list-item>
            <text:list-item>
              <text:p text:style-name="P14">Background remover (remove.bg) </text:p>
            </text:list-item>
          </text:list>
        </text:list-item>
      </text:list>
      <text:p text:style-name="P9"/>
      <text:list xml:id="list192442140860508" text:continue-numbering="true" text:style-name="L1">
        <text:list-item>
          <text:p text:style-name="P14">Chrome Extensions: </text:p>
          <text:list>
            <text:list-item>
              <text:p text:style-name="P14">View port Resizer</text:p>
            </text:list-item>
            <text:list-item>
              <text:p text:style-name="P14">CSS Peeper</text:p>
            </text:list-item>
            <text:list-item>
              <text:p text:style-name="P14">What Font</text:p>
            </text:list-item>
          </text:list>
        </text:list-item>
      </text:list>
      <text:p text:style-name="P9"/>
      <text:list xml:id="list192442920555203" text:continue-numbering="true" text:style-name="L1">
        <text:list-item>
          <text:p text:style-name="P14">Fonts / Icons</text:p>
          <text:list>
            <text:list-item>
              <text:p text:style-name="P14">Google fonts <text:span text:style-name="T12">(fonts.google.com)</text:span></text:p>
            </text:list-item>
            <text:list-item>
              <text:p text:style-name="P14">Font Awesome <text:span text:style-name="T12">(fontawesome.com)</text:span></text:p>
            </text:list-item>
          </text:list>
        </text:list-item>
      </text:list>
      <text:p text:style-name="P13"/>
      <text:list xml:id="list192442387353468" text:continue-numbering="true" text:style-name="L1">
        <text:list-item>
          <text:p text:style-name="P14">Hosting</text:p>
          <text:list>
            <text:list-item>
              <text:p text:style-name="P14">Netlify (app.netlify.com)</text:p>
            </text:list-item>
          </text:list>
        </text:list-item>
      </text:list>
      <text:p text:style-name="P9"/>
      <text:list xml:id="list192443953981232" text:continue-numbering="true" text:style-name="L1">
        <text:list-item>
          <text:p text:style-name="P14">Storing</text:p>
          <text:list>
            <text:list-item>
              <text:p text:style-name="P14">GitHub (github.com)</text:p>
            </text:list-item>
          </text:list>
        </text:list-item>
      </text:list>
      <text:p text:style-name="P13"/>
      <text:list xml:id="list192443367941394" text:continue-numbering="true" text:style-name="L1">
        <text:list-item>
          <text:p text:style-name="P15">References</text:p>
          <text:list>
            <text:list-item>
              <text:p text:style-name="P15">Mdn Web Docs (developer.mozilla.org)</text:p>
            </text:list-item>
            <text:list-item>
              <text:p text:style-name="P15">w3schools (w3schools.com)</text:p>
            </text:list-item>
          </text:list>
        </text:list-item>
      </text:list>
      <text:p text:style-name="P16"/>
      <text:p text:style-name="P16"/>
      <text:p text:style-name="P16"/>
      <text:p text:style-name="P16"/>
      <text:p text:style-name="P16"><text:soft-page-break/></text:p>
      <text:p text:style-name="P16">6. Conclusion:</text:p>
      <text:p text:style-name="P16"/>
      <text:p text:style-name="P16">In conclusion, I had a great experience doing this project. I learned many new things about website designing, developing and deploying. It was a great starting point to build website. I was able to create a minimal design website for a restaurant which was fully responsive with properly separated section for menu, gallery and reservation. I learned how to write HTML code properly, how to style using CSS and mainly how to make a responsive design using CSS for better user experience. Overall, I learned many new things while building this project. </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6:32:46.871138307</meta:creation-date>
    <dc:date>2023-09-08T19:24:41.795376149</dc:date>
    <meta:editing-duration>PT18S</meta:editing-duration>
    <meta:editing-cycles>1</meta:editing-cycles>
    <meta:document-statistic meta:table-count="0" meta:image-count="0" meta:object-count="0" meta:page-count="3" meta:paragraph-count="40" meta:word-count="916" meta:character-count="5253" meta:non-whitespace-character-count="4375"/>
    <meta:generator>LibreOffice/7.3.7.2$Linux_X86_64 LibreOffice_project/30$Build-2</meta:generator>
  </office:meta>
</office:document-meta>
</file>